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819cm" fo:min-width="7.347cm" fo:padding-top="0.15cm" fo:padding-bottom="0.15cm" fo:padding-left="0.275cm" fo:padding-right="0.275cm" draw:shadow="hidden"/>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551cm" fo:min-width="2.04cm"/>
    </style:style>
    <style:style style:name="gr4" style:family="graphic" style:parent-style-name="standard">
      <style:graphic-properties draw:stroke="none" svg:stroke-color="#000000" draw:fill="none" draw:fill-color="#ffffff" draw:textarea-horizontal-align="left" draw:auto-grow-height="true" draw:auto-grow-width="true" fo:min-height="1.665cm" fo:min-width="5.239cm"/>
    </style:style>
    <style:style style:name="gr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objectwithoutfill">
      <style:graphic-properties draw:marker-end="Arrow" draw:marker-end-width="0.3cm" draw:fill="none" draw:textarea-horizontal-align="center" draw:textarea-vertical-align="middle"/>
    </style:style>
    <style:style style:name="gr5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graphic-properties draw:stroke="none" svg:stroke-color="#000000" draw:fill="none" draw:fill-color="#ffffff" draw:textarea-horizontal-align="left" draw:auto-grow-height="true" draw:auto-grow-width="true" fo:min-height="0.789cm" fo:min-width="1.857cm"/>
    </style:style>
    <style:style style:name="gr72" style:family="graphic" style:parent-style-name="standard">
      <style:graphic-properties draw:stroke="dash" draw:stroke-dash="Ultrafine_20_Dashed" svg:stroke-color="#000000" draw:fill="none" draw:fill-color="#ffffff" fo:min-height="6.735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4" style:family="graphic" style:parent-style-name="standard">
      <style:graphic-properties draw:stroke="none" svg:stroke-color="#000000" draw:fill="none" draw:fill-color="#ffffff" fo:min-height="0.611cm"/>
    </style:style>
    <style:style style:name="gr7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graphic-properties draw:stroke="none" svg:stroke-color="#000000" draw:fill="none" draw:fill-color="#ffffff" draw:textarea-horizontal-align="left" draw:auto-grow-height="true" draw:auto-grow-width="true" fo:min-height="0.789cm" fo:min-width="3.31cm"/>
    </style:style>
    <style:style style:name="gr96"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P1" style:family="paragraph">
      <style:paragraph-properties fo:margin-left="0cm" fo:margin-right="0cm" fo:text-align="center" fo:text-indent="0cm"/>
      <style:text-properties fo:font-size="16pt" style:font-size-asian="16pt" style:font-size-complex="16pt"/>
    </style:style>
    <style:style style:name="P2" style:family="paragraph">
      <style:paragraph-properties fo:margin-left="0cm" fo:margin-right="0cm" fo:text-align="center" fo:text-indent="0cm"/>
      <style:text-properties fo:font-size="16pt" style:text-underline-style="solid" style:text-underline-width="auto" style:text-underline-color="font-color" style:font-size-asian="16pt" style:font-size-complex="16pt"/>
    </style:style>
    <style:style style:name="P3" style:family="paragraph">
      <style:paragraph-properties fo:text-align="center"/>
      <style:text-properties fo:font-size="10pt" style:font-size-asian="10pt" style:font-size-complex="10pt"/>
    </style:style>
    <style:style style:name="P4"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text-align="center"/>
    </style:style>
    <style:style style:name="P10" style:family="paragraph">
      <style:paragraph-properties fo:margin-left="0cm" fo:margin-right="0cm" fo:text-align="center" fo:text-indent="0cm"/>
      <style:text-properties fo:font-size="10pt" fo:font-weight="bold" style:font-size-asian="10pt" style:font-weight-asian="bold" style:font-size-complex="10pt" style:font-weight-complex="bold"/>
    </style:style>
    <style:style style:name="P11" style:family="paragraph">
      <style:paragraph-properties fo:margin-left="0cm" fo:margin-right="0cm" fo:text-align="center" fo:text-indent="0cm"/>
      <style:text-properties fo:font-weight="bold" style:font-weight-asian="bold" style:font-weight-complex="bold"/>
    </style:style>
    <style:style style:name="P12" style:family="paragraph">
      <style:paragraph-properties fo:text-align="center"/>
      <style:text-properties fo:font-size="12pt" style:font-size-asian="12pt" style:font-size-complex="12pt"/>
    </style:style>
    <style:style style:name="P13" style:family="paragraph">
      <style:text-properties fo:font-size="12pt" style:font-size-asian="12pt" style:font-size-complex="12pt"/>
    </style:style>
    <style:style style:name="P14" style:family="paragraph">
      <style:paragraph-properties fo:text-align="start"/>
      <style:text-properties fo:font-style="italic" style:font-style-asian="italic" style:font-style-complex="italic"/>
    </style:style>
    <style:style style:name="P15" style:family="paragraph">
      <style:paragraph-properties fo:text-align="start"/>
      <style:text-properties fo:font-size="10pt" fo:font-style="italic" style:font-size-asian="10pt" style:font-style-asian="italic" style:font-size-complex="10pt" style:font-style-complex="italic"/>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0.174cm" svg:height="1.563cm" svg:x="0.958cm" svg:y="1.142cm">
          <draw:text-box>
            <text:p text:style-name="P1"><text:span text:style-name="T1">Dicocel - Tablet Transito de Pedido(s) </text:span></text:p>
            <text:p text:style-name="P1"><text:span text:style-name="T2">“</text:span><text:span text:style-name="T2">Diagram Layout”</text:span></text:p>
          </draw:text-box>
        </draw:frame>
        <draw:custom-shape draw:style-name="gr2" draw:text-style-name="P3" xml:id="id2" draw:id="id2" draw:layer="layout" svg:width="3.175cm" svg:height="1.25cm" svg:x="12.725cm" svg:y="2.175cm">
          <text:p text:style-name="P3"><text:span text:style-name="T3">W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4.664cm" svg:height="0.801cm" svg:x="20.001cm" svg:y="2.035cm">
          <draw:text-box>
            <text:p text:style-name="P4"><text:span text:style-name="T4"><text:s/></text:span><text:span text:style-name="T4">Vendedores - Tablet</text:span></text:p>
          </draw:text-box>
        </draw:frame>
        <draw:frame draw:style-name="gr4" draw:text-style-name="P6" draw:layer="layout" svg:width="5.739cm" svg:height="2.615cm" svg:x="21.955cm" svg:y="3.31cm">
          <draw:text-box>
            <text:p text:style-name="P5"><text:span text:style-name="T3">- Fazem sincronismo de pedidos </text:span></text:p>
            <text:p text:style-name="P5"><text:span text:style-name="T3"><text:s text:c="2"/></text:span><text:span text:style-name="T3">no tablet app para o servidor via</text:span><text:span text:style-name="T3"><text:line-break/></text:span><text:span text:style-name="T3"> <text:s/>HTTP requests</text:span><text:span text:style-name="T3"><text:line-break/></text:span><text:span text:style-name="T3"/></text:p>
            <text:p text:style-name="P5"><text:span text:style-name="T3">- HTTP Request com parametros</text:span><text:span text:style-name="T3"><text:line-break/></text:span><text:span text:style-name="T3"/></text:p>
          </draw:text-box>
        </draw:frame>
        <draw:g xml:id="id1" draw:id="id1">
          <draw:glue-point draw:id="4" svg:x="1.963cm" svg:y="1.206cm"/>
          <draw:glue-point draw:id="5" svg:x="-4.998cm" svg:y="-0.517cm"/>
          <draw:glue-point draw:id="6" svg:x="-1.02cm" svg:y="-4.137cm"/>
          <draw:glue-point draw:id="7" svg:x="-2.014cm" svg:y="3.965cm"/>
          <draw:glue-point draw:id="8" svg:x="-4.004cm" svg:y="-5cm"/>
          <draw:path draw:style-name="gr5" draw:text-style-name="P7" draw:layer="layout" svg:width="0.605cm" svg:height="0.447cm" svg:x="21.349cm" svg:y="4.982cm" svg:viewBox="0 0 606 448" svg:d="M0 448c257 0 606-178 606-286s-93-162-280-162c0 162-326 448-326 448z">
            <text:p/>
          </draw:path>
          <draw:g>
            <draw:polygon draw:style-name="gr6" draw:text-style-name="P8" draw:layer="layout" svg:width="1.121cm" svg:height="3.025cm" svg:x="20.553cm" svg:y="2.824cm" svg:viewBox="0 0 1122 3026" draw:points="1122,2378 1122,0 0,648 0,3026">
              <text:p/>
            </draw:polygon>
            <draw:polygon draw:style-name="gr7" draw:text-style-name="P8" draw:layer="layout" svg:width="0.934cm" svg:height="2.701cm" svg:x="20.647cm" svg:y="2.986cm" svg:viewBox="0 0 935 2702" draw:points="935,2161 935,0 0,540 0,2702">
              <text:p/>
            </draw:polygon>
            <draw:polygon draw:style-name="gr8" draw:text-style-name="P8" draw:layer="layout" svg:width="1.225cm" svg:height="0.701cm" svg:x="20.449cm" svg:y="2.77cm" svg:viewBox="0 0 1226 702" draw:points="104,702 1226,54 1122,0 0,648">
              <text:p/>
            </draw:polygon>
            <draw:polygon draw:style-name="gr9" draw:text-style-name="P8" draw:layer="layout" svg:width="0.103cm" svg:height="2.431cm" svg:x="20.449cm" svg:y="3.418cm" svg:viewBox="0 0 104 2432" draw:points="104,2432 104,54 0,0 0,2378">
              <text:p/>
            </draw:polygon>
            <draw:polygon draw:style-name="gr10" draw:text-style-name="P8" draw:layer="layout" svg:width="1.225cm" svg:height="3.079cm" svg:x="20.449cm" svg:y="2.77cm" svg:viewBox="0 0 1226 3080" draw:points="1122,0 0,648 0,3026 104,3080 1226,2432 1226,54">
              <text:p/>
            </draw:polygon>
          </draw:g>
        </draw:g>
        <draw:g xml:id="id3" draw:id="id3">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 draw:text-style-name="P7" draw:layer="layout" svg:width="0.621cm" svg:height="0.489cm" svg:x="10.198cm" svg:y="5.075cm" svg:viewBox="0 0 622 490" svg:d="M0 490c155 0 622-131 622-261 0-131-226-229-339-229 0 98-283 359-283 490z">
            <text:p/>
          </draw:path>
          <draw:g>
            <draw:polygon draw:style-name="gr12" draw:text-style-name="P8" draw:layer="layout" svg:width="1.695cm" svg:height="2.286cm" svg:x="8.503cm" svg:y="3.278cm" svg:viewBox="0 0 1696 2287" draw:points="0,1307 0,0 1696,980 1696,2287">
              <text:p/>
            </draw:polygon>
            <draw:line draw:style-name="gr13" draw:text-style-name="P8" draw:layer="layout" svg:x1="8.503cm" svg:y1="4.258cm" svg:x2="10.199cm" svg:y2="5.238cm">
              <text:p/>
            </draw:line>
            <draw:line draw:style-name="gr14" draw:text-style-name="P8" draw:layer="layout" svg:x1="8.503cm" svg:y1="3.932cm" svg:x2="10.199cm" svg:y2="4.912cm">
              <text:p/>
            </draw:line>
            <draw:line draw:style-name="gr15" draw:text-style-name="P8" draw:layer="layout" svg:x1="8.503cm" svg:y1="3.605cm" svg:x2="10.199cm" svg:y2="4.585cm">
              <text:p/>
            </draw:line>
            <draw:line draw:style-name="gr16" draw:text-style-name="P8" draw:layer="layout" svg:x1="9.068cm" svg:y1="4.258cm" svg:x2="9.068cm" svg:y2="4.585cm">
              <text:p/>
            </draw:line>
            <draw:line draw:style-name="gr17" draw:text-style-name="P8" draw:layer="layout" svg:x1="9.633cm" svg:y1="3.932cm" svg:x2="9.633cm" svg:y2="4.259cm">
              <text:p/>
            </draw:line>
            <draw:line draw:style-name="gr18" draw:text-style-name="P8" draw:layer="layout" svg:x1="9.916cm" svg:y1="5.075cm" svg:x2="9.916cm" svg:y2="5.402cm">
              <text:p/>
            </draw:line>
            <draw:line draw:style-name="gr19" draw:text-style-name="P8" draw:layer="layout" svg:x1="9.351cm" svg:y1="4.748cm" svg:x2="9.351cm" svg:y2="5.075cm">
              <text:p/>
            </draw:line>
            <draw:line draw:style-name="gr20" draw:text-style-name="P8" draw:layer="layout" svg:x1="8.786cm" svg:y1="4.422cm" svg:x2="8.786cm" svg:y2="4.749cm">
              <text:p/>
            </draw:line>
            <draw:line draw:style-name="gr21" draw:text-style-name="P8" draw:layer="layout" svg:x1="9.068cm" svg:y1="3.605cm" svg:x2="9.068cm" svg:y2="3.932cm">
              <text:p/>
            </draw:line>
            <draw:line draw:style-name="gr22" draw:text-style-name="P8" draw:layer="layout" svg:x1="9.351cm" svg:y1="4.095cm" svg:x2="9.351cm" svg:y2="4.422cm">
              <text:p/>
            </draw:line>
            <draw:line draw:style-name="gr23" draw:text-style-name="P8" draw:layer="layout" svg:x1="9.633cm" svg:y1="4.585cm" svg:x2="9.633cm" svg:y2="4.912cm">
              <text:p/>
            </draw:line>
            <draw:line draw:style-name="gr24" draw:text-style-name="P8" draw:layer="layout" svg:x1="9.916cm" svg:y1="4.422cm" svg:x2="9.916cm" svg:y2="4.749cm">
              <text:p/>
            </draw:line>
            <draw:line draw:style-name="gr25" draw:text-style-name="P8" draw:layer="layout" svg:x1="8.786cm" svg:y1="3.768cm" svg:x2="8.786cm" svg:y2="4.095cm">
              <text:p/>
            </draw:line>
            <draw:polygon draw:style-name="gr26" draw:text-style-name="P8" draw:layer="layout" svg:width="0.282cm" svg:height="1.469cm" svg:x="10.198cm" svg:y="4.095cm" svg:viewBox="0 0 283 1470" draw:points="0,1470 0,163 283,0 283,1307">
              <text:p/>
            </draw:polygon>
            <draw:polygon draw:style-name="gr27" draw:text-style-name="P8" draw:layer="layout" svg:width="1.977cm" svg:height="1.142cm" svg:x="8.503cm" svg:y="3.115cm" svg:viewBox="0 0 1978 1143" draw:points="1696,1143 0,163 283,0 1978,980">
              <text:p/>
            </draw:polygon>
            <draw:line draw:style-name="gr28" draw:text-style-name="P8" draw:layer="layout" svg:x1="9.633cm" svg:y1="3.931cm" svg:x2="9.916cm" svg:y2="3.768cm">
              <text:p/>
            </draw:line>
            <draw:line draw:style-name="gr29" draw:text-style-name="P8" draw:layer="layout" svg:x1="10.198cm" svg:y1="4.585cm" svg:x2="10.481cm" svg:y2="4.422cm">
              <text:p/>
            </draw:line>
            <draw:line draw:style-name="gr30" draw:text-style-name="P8" draw:layer="layout" svg:x1="10.198cm" svg:y1="4.911cm" svg:x2="10.481cm" svg:y2="4.748cm">
              <text:p/>
            </draw:line>
            <draw:line draw:style-name="gr31" draw:text-style-name="P8" draw:layer="layout" svg:x1="10.198cm" svg:y1="5.238cm" svg:x2="10.481cm" svg:y2="5.075cm">
              <text:p/>
            </draw:line>
            <draw:line draw:style-name="gr32" draw:text-style-name="P8" draw:layer="layout" svg:x1="9.068cm" svg:y1="3.605cm" svg:x2="9.351cm" svg:y2="3.442cm">
              <text:p/>
            </draw:line>
            <draw:polygon draw:style-name="gr33" draw:text-style-name="P8" draw:layer="layout" svg:width="1.977cm" svg:height="2.449cm" svg:x="8.503cm" svg:y="3.115cm" svg:viewBox="0 0 1978 2450" draw:points="283,0 1978,980 1978,2287 1696,2450 0,1470 0,163">
              <text:p/>
            </draw:polygon>
          </draw:g>
        </draw:g>
        <draw:g xml:id="id4" draw:id="id4">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4" draw:text-style-name="P7" draw:layer="layout" svg:width="1.455cm" svg:height="0.539cm" svg:x="4.994cm" svg:y="6.355cm" svg:viewBox="0 0 1456 540" svg:d="M1 540c121 0 1455-336 1455-438s-187-102-309-102c0 44-1190 219-1146 540z">
            <text:p/>
          </draw:path>
          <draw:g>
            <draw:polygon draw:style-name="gr35" draw:text-style-name="P8" draw:layer="layout" svg:width="1.542cm" svg:height="0.802cm" svg:x="3.363cm" svg:y="6.063cm" svg:viewBox="0 0 1543 803" draw:points="0,292 0,0 1543,511 1543,803">
              <text:p/>
            </draw:polygon>
            <draw:polygon draw:style-name="gr36" draw:text-style-name="P8" draw:layer="layout" svg:width="1.322cm" svg:height="0.729cm" svg:x="4.906cm" svg:y="6.136cm" svg:viewBox="0 0 1323 730" draw:points="0,730 0,438 1323,0 1323,292">
              <text:p/>
            </draw:polygon>
            <draw:polygon draw:style-name="gr37" draw:text-style-name="P8" draw:layer="layout" svg:width="2.865cm" svg:height="0.948cm" svg:x="3.363cm" svg:y="5.625cm" svg:viewBox="0 0 2866 949" draw:points="1543,949 0,438 1323,0 2866,511">
              <text:p/>
            </draw:polygon>
            <draw:line draw:style-name="gr38" draw:text-style-name="P8" draw:layer="layout" svg:x1="3.892cm" svg:y1="6.296cm" svg:x2="3.892cm" svg:y2="6.471cm">
              <text:p/>
            </draw:line>
            <draw:line draw:style-name="gr39" draw:text-style-name="P8" draw:layer="layout" svg:x1="4.863cm" svg:y1="6.671cm" svg:x2="4.157cm" svg:y2="6.437cm">
              <text:p/>
            </draw:line>
            <draw:line draw:style-name="gr40" draw:text-style-name="P8" draw:layer="layout" svg:x1="4.153cm" svg:y1="6.384cm" svg:x2="4.153cm" svg:y2="6.442cm">
              <text:p/>
            </draw:line>
            <draw:line draw:style-name="gr41" draw:text-style-name="P8" draw:layer="layout" svg:x1="4.859cm" svg:y1="6.618cm" svg:x2="4.859cm" svg:y2="6.676cm">
              <text:p/>
            </draw:line>
            <draw:line draw:style-name="gr42" draw:text-style-name="P8" draw:layer="layout" svg:x1="4.859cm" svg:y1="6.618cm" svg:x2="4.153cm" svg:y2="6.384cm">
              <text:p/>
            </draw:line>
            <draw:polygon draw:style-name="gr43" draw:text-style-name="P8" draw:layer="layout" svg:width="0.087cm" svg:height="0.087cm" svg:x="3.981cm" svg:y="6.326cm" svg:viewBox="0 0 88 88" draw:points="0,58 0,0 88,29 88,88">
              <text:p/>
            </draw:polygon>
            <draw:line draw:style-name="gr44" draw:text-style-name="P8" draw:layer="layout" svg:x1="3.804cm" svg:y1="6.267cm" svg:x2="3.804cm" svg:y2="6.442cm">
              <text:p/>
            </draw:line>
            <draw:line draw:style-name="gr45" draw:text-style-name="P8" draw:layer="layout" svg:x1="3.716cm" svg:y1="6.238cm" svg:x2="3.716cm" svg:y2="6.413cm">
              <text:p/>
            </draw:line>
            <draw:line draw:style-name="gr46" draw:text-style-name="P8" draw:layer="layout" svg:x1="3.628cm" svg:y1="6.209cm" svg:x2="3.628cm" svg:y2="6.384cm">
              <text:p/>
            </draw:line>
            <draw:line draw:style-name="gr47" draw:text-style-name="P8" draw:layer="layout" svg:x1="3.54cm" svg:y1="6.18cm" svg:x2="3.54cm" svg:y2="6.355cm">
              <text:p/>
            </draw:line>
            <draw:line draw:style-name="gr48" draw:text-style-name="P8" draw:layer="layout" svg:x1="3.451cm" svg:y1="6.15cm" svg:x2="3.451cm" svg:y2="6.325cm">
              <text:p/>
            </draw:line>
            <draw:polygon draw:style-name="gr49" draw:text-style-name="P8" draw:layer="layout" svg:width="0.087cm" svg:height="0.32cm" svg:x="3.275cm" svg:y="6.034cm" svg:viewBox="0 0 88 321" draw:points="0,292 0,0 88,29 88,321">
              <text:p/>
            </draw:polygon>
            <draw:polygon draw:style-name="gr50" draw:text-style-name="P8" draw:layer="layout" svg:width="0.087cm" svg:height="0.32cm" svg:x="4.906cm" svg:y="6.574cm" svg:viewBox="0 0 88 321" draw:points="0,292 0,0 88,29 88,321">
              <text:p/>
            </draw:polygon>
            <draw:polygon draw:style-name="gr51" draw:text-style-name="P8" draw:layer="layout" svg:width="2.953cm" svg:height="1.269cm" svg:x="3.275cm" svg:y="5.625cm" svg:viewBox="0 0 2954 1270" draw:points="0,701 0,409 88,438 1411,0 2954,511 2954,803 1720,1212 1720,1270">
              <text:p/>
            </draw:polygon>
          </draw:g>
        </draw:g>
        <draw:connector draw:style-name="gr52" draw:text-style-name="P9" draw:layer="layout" svg:x1="20.45cm" svg:y1="4.151cm" svg:x2="15.9cm" svg:y2="2.8cm" draw:start-shape="id1" draw:start-glue-point="5" draw:end-shape="id2" draw:end-glue-point="1" svg:d="M20450 4151h-2285v-1351h-2265">
          <text:p/>
        </draw:connector>
        <draw:connector draw:style-name="gr52" draw:text-style-name="P9" draw:layer="layout" svg:x1="12.725cm" svg:y1="2.8cm" svg:x2="10.48cm" svg:y2="4.748cm" draw:start-shape="id2" draw:end-shape="id3" draw:end-glue-point="7" svg:d="M12725 2800h-953v1948h-1292">
          <text:p/>
        </draw:connector>
        <draw:connector draw:style-name="gr52" draw:text-style-name="P9" draw:layer="layout" svg:x1="8.503cm" svg:y1="4.585cm" svg:x2="5.435cm" svg:y2="5.871cm" draw:start-shape="id3" draw:start-glue-point="11" draw:end-shape="id4" draw:end-glue-point="5" svg:d="M8503 4585h-3068v1286">
          <text:p/>
        </draw:connector>
        <draw:g xml:id="id5" draw:id="id5">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3" draw:text-style-name="P7" draw:layer="layout" svg:width="1.455cm" svg:height="0.539cm" svg:x="7.854cm" svg:y="9.04cm" svg:viewBox="0 0 1456 540" svg:d="M1 540c121 0 1455-336 1455-438s-187-102-309-102c0 44-1190 219-1146 540z">
            <text:p/>
          </draw:path>
          <draw:g>
            <draw:polygon draw:style-name="gr54" draw:text-style-name="P8" draw:layer="layout" svg:width="1.542cm" svg:height="0.802cm" svg:x="6.223cm" svg:y="8.748cm" svg:viewBox="0 0 1543 803" draw:points="0,292 0,0 1543,511 1543,803">
              <text:p/>
            </draw:polygon>
            <draw:polygon draw:style-name="gr55" draw:text-style-name="P8" draw:layer="layout" svg:width="1.322cm" svg:height="0.729cm" svg:x="7.766cm" svg:y="8.821cm" svg:viewBox="0 0 1323 730" draw:points="0,730 0,438 1323,0 1323,292">
              <text:p/>
            </draw:polygon>
            <draw:polygon draw:style-name="gr56" draw:text-style-name="P8" draw:layer="layout" svg:width="2.865cm" svg:height="0.948cm" svg:x="6.223cm" svg:y="8.31cm" svg:viewBox="0 0 2866 949" draw:points="1543,949 0,438 1323,0 2866,511">
              <text:p/>
            </draw:polygon>
            <draw:line draw:style-name="gr57" draw:text-style-name="P8" draw:layer="layout" svg:x1="6.752cm" svg:y1="8.981cm" svg:x2="6.752cm" svg:y2="9.156cm">
              <text:p/>
            </draw:line>
            <draw:line draw:style-name="gr58" draw:text-style-name="P8" draw:layer="layout" svg:x1="7.723cm" svg:y1="9.356cm" svg:x2="7.017cm" svg:y2="9.122cm">
              <text:p/>
            </draw:line>
            <draw:line draw:style-name="gr59" draw:text-style-name="P8" draw:layer="layout" svg:x1="7.013cm" svg:y1="9.069cm" svg:x2="7.013cm" svg:y2="9.127cm">
              <text:p/>
            </draw:line>
            <draw:line draw:style-name="gr60" draw:text-style-name="P8" draw:layer="layout" svg:x1="7.719cm" svg:y1="9.303cm" svg:x2="7.719cm" svg:y2="9.361cm">
              <text:p/>
            </draw:line>
            <draw:line draw:style-name="gr61" draw:text-style-name="P8" draw:layer="layout" svg:x1="7.719cm" svg:y1="9.303cm" svg:x2="7.013cm" svg:y2="9.069cm">
              <text:p/>
            </draw:line>
            <draw:polygon draw:style-name="gr62" draw:text-style-name="P8" draw:layer="layout" svg:width="0.087cm" svg:height="0.087cm" svg:x="6.841cm" svg:y="9.011cm" svg:viewBox="0 0 88 88" draw:points="0,58 0,0 88,29 88,88">
              <text:p/>
            </draw:polygon>
            <draw:line draw:style-name="gr63" draw:text-style-name="P8" draw:layer="layout" svg:x1="6.664cm" svg:y1="8.952cm" svg:x2="6.664cm" svg:y2="9.127cm">
              <text:p/>
            </draw:line>
            <draw:line draw:style-name="gr64" draw:text-style-name="P8" draw:layer="layout" svg:x1="6.576cm" svg:y1="8.923cm" svg:x2="6.576cm" svg:y2="9.098cm">
              <text:p/>
            </draw:line>
            <draw:line draw:style-name="gr65" draw:text-style-name="P8" draw:layer="layout" svg:x1="6.488cm" svg:y1="8.894cm" svg:x2="6.488cm" svg:y2="9.069cm">
              <text:p/>
            </draw:line>
            <draw:line draw:style-name="gr66" draw:text-style-name="P8" draw:layer="layout" svg:x1="6.4cm" svg:y1="8.865cm" svg:x2="6.4cm" svg:y2="9.04cm">
              <text:p/>
            </draw:line>
            <draw:line draw:style-name="gr67" draw:text-style-name="P8" draw:layer="layout" svg:x1="6.311cm" svg:y1="8.835cm" svg:x2="6.311cm" svg:y2="9.01cm">
              <text:p/>
            </draw:line>
            <draw:polygon draw:style-name="gr68" draw:text-style-name="P8" draw:layer="layout" svg:width="0.087cm" svg:height="0.32cm" svg:x="6.135cm" svg:y="8.719cm" svg:viewBox="0 0 88 321" draw:points="0,292 0,0 88,29 88,321">
              <text:p/>
            </draw:polygon>
            <draw:polygon draw:style-name="gr69" draw:text-style-name="P8" draw:layer="layout" svg:width="0.087cm" svg:height="0.32cm" svg:x="7.766cm" svg:y="9.259cm" svg:viewBox="0 0 88 321" draw:points="0,292 0,0 88,29 88,321">
              <text:p/>
            </draw:polygon>
            <draw:polygon draw:style-name="gr70" draw:text-style-name="P8" draw:layer="layout" svg:width="2.953cm" svg:height="1.269cm" svg:x="6.135cm" svg:y="8.31cm" svg:viewBox="0 0 2954 1270" draw:points="0,701 0,409 88,438 1411,0 2954,511 2954,803 1720,1212 1720,1270">
              <text:p/>
            </draw:polygon>
          </draw:g>
        </draw:g>
        <draw:frame draw:style-name="gr3" draw:text-style-name="P10" draw:layer="layout" svg:width="3.563cm" svg:height="0.801cm" svg:x="1.135cm" svg:y="5.114cm">
          <draw:text-box>
            <text:p text:style-name="P10"><text:span text:style-name="T3">Ubuntu <text:s/>- Haproxy</text:span></text:p>
          </draw:text-box>
        </draw:frame>
        <draw:connector draw:style-name="gr52" draw:text-style-name="P9" draw:layer="layout" svg:x1="4.994cm" svg:y1="6.88cm" svg:x2="7.546cm" svg:y2="8.31cm" draw:start-shape="id4" draw:start-glue-point="10" draw:end-shape="id5" draw:end-glue-point="4" svg:d="M4994 6880v723h2552v707">
          <text:p/>
        </draw:connector>
        <draw:frame draw:style-name="gr71" draw:text-style-name="P10" draw:layer="layout" svg:width="3.021cm" svg:height="1.039cm" svg:x="3.694cm" svg:y="8.62cm">
          <draw:text-box>
            <text:p text:style-name="P11"><text:span text:style-name="T3">Ubuntu</text:span><text:span text:style-name="T3"><text:line-break/></text:span><text:span text:style-name="T3">Apache + php7</text:span></text:p>
          </draw:text-box>
        </draw:frame>
        <draw:frame draw:style-name="gr72" draw:text-style-name="P12" draw:layer="layout" svg:width="7.62cm" svg:height="7.301cm" svg:x="12.985cm" svg:y="8.525cm">
          <draw:text-box draw:corner-radius="1.27cm">
            <text:p text:style-name="P12"><text:span text:style-name="T5"/></text:p>
            <text:p text:style-name="P12"><text:span text:style-name="T6">CABECARIO DE PEDIDO</text:span></text:p>
            <text:p text:style-name="P13"><text:span text:style-name="T4"><text:line-break/></text:span><text:span text:style-name="T4"><text:tab/></text:span><text:span text:style-name="T4">GET /xampp/pedidos.php?</text:span><text:span text:style-name="T4"><text:line-break/></text:span><text:span text:style-name="T4"><text:tab/></text:span><text:span text:style-name="T4">Id=60&amp;</text:span><text:span text:style-name="T4"><text:line-break/></text:span><text:span text:style-name="T4"><text:tab/></text:span><text:span text:style-name="T4">data=04/09/2019&amp;</text:span><text:span text:style-name="T4"><text:line-break/></text:span><text:span text:style-name="T4"><text:tab/></text:span><text:span text:style-name="T4">codcli=08000&amp;</text:span><text:span text:style-name="T4"><text:line-break/></text:span><text:span text:style-name="T4"><text:tab/></text:span><text:span text:style-name="T4">codven=00015&amp;</text:span><text:span text:style-name="T4"><text:line-break/></text:span><text:span text:style-name="T4"><text:tab/></text:span><text:span text:style-name="T4">formpgto=A&amp;</text:span><text:span text:style-name="T4"><text:line-break/></text:span><text:span text:style-name="T4"><text:tab/></text:span><text:span text:style-name="T4">condpgto=001&amp;</text:span><text:span text:style-name="T4"><text:line-break/></text:span><text:span text:style-name="T4"><text:tab/></text:span><text:span text:style-name="T4">totped=36.85&amp;</text:span><text:span text:style-name="T4"><text:line-break/></text:span><text:span text:style-name="T4"><text:tab/></text:span><text:span text:style-name="T4">status=D&amp;</text:span><text:span text:style-name="T4"><text:line-break/></text:span><text:span text:style-name="T4"><text:tab/></text:span><text:span text:style-name="T4">obs=teste 2</text:span></text:p>
            <text:p text:style-name="P13"><text:span text:style-name="T4"/></text:p>
            <text:p text:style-name="P13"><text:span text:style-name="T4"/></text:p>
          </draw:text-box>
        </draw:frame>
        <draw:frame draw:style-name="gr73" draw:layer="layout" svg:width="7.813cm" svg:height="0.721cm" svg:x="16.442cm" svg:y="7.534cm">
          <draw:text-box>
            <text:p text:style-name="P12"><text:span text:style-name="T5">“</text:span><text:span text:style-name="T5">Identacao somenente para ilustrar”</text:span></text:p>
          </draw:text-box>
        </draw:frame>
        <draw:frame draw:style-name="gr74" draw:text-style-name="P12" draw:layer="layout" svg:width="14.605cm" svg:height="1.661cm" svg:x="13.7cm" svg:y="16.014cm">
          <draw:text-box>
            <text:p text:style-name="P12"><text:span text:style-name="T7">Como voce pode ver atualmente o aplicativo manda isso </text:span><text:span text:style-name="T7"><text:line-break/></text:span><text:span text:style-name="T7">como um GET oque na verdade deveria ser um <text:s/>POST</text:span></text:p>
            <text:p text:style-name="P12"><text:span text:style-name="T4"/></text:p>
          </draw:text-box>
        </draw:frame>
        <draw:frame draw:style-name="gr72" draw:text-style-name="P12" draw:layer="layout" svg:width="7.62cm" svg:height="6.985cm" svg:x="20.91cm" svg:y="8.525cm">
          <draw:text-box draw:corner-radius="1.27cm">
            <text:p text:style-name="P12"><text:span text:style-name="T5"/></text:p>
            <text:p text:style-name="P12"><text:span text:style-name="T6">ITEN(S) DO PEDIDO</text:span></text:p>
            <text:p text:style-name="P13"><text:span text:style-name="T4"><text:line-break/></text:span><text:span text:style-name="T4"><text:tab/></text:span><text:span text:style-name="T4">GET /xampp/prdped.php</text:span><text:span text:style-name="T4"><text:line-break/></text:span><text:span text:style-name="T4"><text:tab/></text:span><text:span text:style-name="T4">id=60&amp;</text:span><text:span text:style-name="T4"><text:line-break/></text:span><text:span text:style-name="T4"><text:tab/></text:span><text:span text:style-name="T4">data=04/09/2019&amp;</text:span><text:span text:style-name="T4"><text:line-break/></text:span><text:span text:style-name="T4"><text:tab/></text:span><text:span text:style-name="T4">codcli=08000&amp;</text:span><text:span text:style-name="T4"><text:line-break/></text:span><text:span text:style-name="T4"><text:tab/></text:span><text:span text:style-name="T4">codven=00015&amp;</text:span><text:span text:style-name="T4"><text:line-break/></text:span><text:span text:style-name="T4"><text:tab/></text:span><text:span text:style-name="T4">cdpro=15360&amp;</text:span><text:span text:style-name="T4"><text:line-break/></text:span><text:span text:style-name="T4"><text:tab/></text:span><text:span text:style-name="T4">qtd=1&amp;</text:span><text:span text:style-name="T4"><text:line-break/></text:span><text:span text:style-name="T4"><text:tab/></text:span><text:span text:style-name="T4">prunit=36.85&amp;</text:span><text:span text:style-name="T4"><text:line-break/></text:span><text:span text:style-name="T4"><text:tab/></text:span><text:span text:style-name="T4">desconto=0&amp;</text:span><text:span text:style-name="T4"><text:line-break/></text:span><text:span text:style-name="T4"><text:tab/></text:span><text:span text:style-name="T4">total=36.85</text:span></text:p>
          </draw:text-box>
        </draw:frame>
        <draw:g xml:id="id6" draw:id="id6">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5" draw:text-style-name="P7" draw:layer="layout" svg:width="1.352cm" svg:height="0.635cm" svg:x="9.907cm" svg:y="11.794cm" svg:viewBox="0 0 1353 636" svg:d="M1 636c112 0 1352-395 1352-516 0-120-174-120-287-120 0 51-1106 258-1065 636z">
              <text:p/>
            </draw:path>
            <draw:g>
              <draw:polygon draw:style-name="gr76" draw:text-style-name="P8" draw:layer="layout" svg:width="1.433cm" svg:height="0.944cm" svg:x="8.392cm" svg:y="11.45cm" svg:viewBox="0 0 1434 945" draw:points="0,344 0,0 1434,601 1434,945">
                <text:p/>
              </draw:polygon>
              <draw:polygon draw:style-name="gr77" draw:text-style-name="P8" draw:layer="layout" svg:width="1.228cm" svg:height="0.858cm" svg:x="9.826cm" svg:y="11.536cm" svg:viewBox="0 0 1229 859" draw:points="0,859 0,515 1229,0 1229,344">
                <text:p/>
              </draw:polygon>
              <draw:polygon draw:style-name="gr78" draw:text-style-name="P8" draw:layer="layout" svg:width="2.662cm" svg:height="1.116cm" svg:x="8.392cm" svg:y="10.935cm" svg:viewBox="0 0 2663 1117" draw:points="1434,1117 0,515 1229,0 2663,601">
                <text:p/>
              </draw:polygon>
              <draw:line draw:style-name="gr79" draw:text-style-name="P8" draw:layer="layout" svg:x1="8.884cm" svg:y1="11.725cm" svg:x2="8.884cm" svg:y2="11.931cm">
                <text:p/>
              </draw:line>
              <draw:line draw:style-name="gr80" draw:text-style-name="P8" draw:layer="layout" svg:x1="9.786cm" svg:y1="12.165cm" svg:x2="9.13cm" svg:y2="11.89cm">
                <text:p/>
              </draw:line>
              <draw:line draw:style-name="gr81" draw:text-style-name="P8" draw:layer="layout" svg:x1="9.126cm" svg:y1="11.829cm" svg:x2="9.126cm" svg:y2="11.898cm">
                <text:p/>
              </draw:line>
              <draw:line draw:style-name="gr82" draw:text-style-name="P8" draw:layer="layout" svg:x1="9.781cm" svg:y1="12.104cm" svg:x2="9.781cm" svg:y2="12.173cm">
                <text:p/>
              </draw:line>
              <draw:line draw:style-name="gr83" draw:text-style-name="P8" draw:layer="layout" svg:x1="9.782cm" svg:y1="12.104cm" svg:x2="9.126cm" svg:y2="11.829cm">
                <text:p/>
              </draw:line>
              <draw:polygon draw:style-name="gr84" draw:text-style-name="P8" draw:layer="layout" svg:width="0.081cm" svg:height="0.102cm" svg:x="8.966cm" svg:y="11.76cm" svg:viewBox="0 0 82 103" draw:points="0,69 0,0 82,34 82,103">
                <text:p/>
              </draw:polygon>
              <draw:line draw:style-name="gr85" draw:text-style-name="P8" draw:layer="layout" svg:x1="8.802cm" svg:y1="11.691cm" svg:x2="8.802cm" svg:y2="11.897cm">
                <text:p/>
              </draw:line>
              <draw:line draw:style-name="gr86" draw:text-style-name="P8" draw:layer="layout" svg:x1="8.72cm" svg:y1="11.657cm" svg:x2="8.72cm" svg:y2="11.863cm">
                <text:p/>
              </draw:line>
              <draw:line draw:style-name="gr87" draw:text-style-name="P8" draw:layer="layout" svg:x1="8.638cm" svg:y1="11.622cm" svg:x2="8.638cm" svg:y2="11.828cm">
                <text:p/>
              </draw:line>
              <draw:line draw:style-name="gr88" draw:text-style-name="P8" draw:layer="layout" svg:x1="8.556cm" svg:y1="11.588cm" svg:x2="8.556cm" svg:y2="11.794cm">
                <text:p/>
              </draw:line>
              <draw:line draw:style-name="gr89" draw:text-style-name="P8" draw:layer="layout" svg:x1="8.474cm" svg:y1="11.554cm" svg:x2="8.474cm" svg:y2="11.76cm">
                <text:p/>
              </draw:line>
              <draw:polygon draw:style-name="gr90" draw:text-style-name="P8" draw:layer="layout" svg:width="0.081cm" svg:height="0.377cm" svg:x="8.31cm" svg:y="11.416cm" svg:viewBox="0 0 82 378" draw:points="0,344 0,0 82,34 82,378">
                <text:p/>
              </draw:polygon>
              <draw:polygon draw:style-name="gr91" draw:text-style-name="P8" draw:layer="layout" svg:width="0.081cm" svg:height="0.377cm" svg:x="9.826cm" svg:y="12.052cm" svg:viewBox="0 0 82 378" draw:points="0,344 0,0 82,34 82,378">
                <text:p/>
              </draw:polygon>
              <draw:polygon draw:style-name="gr92" draw:text-style-name="P8" draw:layer="layout" svg:width="2.744cm" svg:height="1.494cm" svg:x="8.31cm" svg:y="10.935cm" svg:viewBox="0 0 2745 1495" draw:points="0,825 0,481 82,515 1311,0 2745,601 2745,945 1598,1426 1598,1495">
                <text:p/>
              </draw:polygon>
            </draw:g>
          </draw:g>
          <draw:g>
            <draw:custom-shape draw:style-name="gr93" draw:text-style-name="P8" draw:layer="layout" svg:width="0.399cm" svg:height="0.427cm" svg:x="10.276cm" svg:y="11.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4" draw:text-style-name="P8" draw:layer="layout" svg:width="0.399cm" svg:height="0.136cm" svg:x="10.276cm" svg:y="11.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onnector draw:style-name="gr52" draw:text-style-name="P9" draw:layer="layout" svg:x1="7.722cm" svg:y1="9.58cm" svg:x2="9.785cm" svg:y2="10.935cm" draw:start-shape="id5" draw:start-glue-point="2" draw:end-shape="id6" svg:d="M7722 9580v677h2063v678">
          <text:p/>
        </draw:connector>
        <draw:frame draw:style-name="gr95" draw:text-style-name="P10" draw:layer="layout" svg:width="4.583cm" svg:height="1.039cm" svg:x="4.297cm" svg:y="10.805cm">
          <draw:text-box>
            <text:p text:style-name="P11"><text:span text:style-name="T3">Windows Server 2008R2</text:span><text:span text:style-name="T3"><text:line-break/></text:span><text:span text:style-name="T3">MySQL 5</text:span></text:p>
          </draw:text-box>
        </draw:frame>
        <draw:frame draw:style-name="gr96" draw:text-style-name="P13" draw:layer="layout" svg:width="20.32cm" svg:height="1.27cm" svg:x="1.635cm" svg:y="18.145cm">
          <draw:text-box>
            <text:p><text:span text:style-name="T4">pedidos.php → https://gist.github.com/btorch/78b8f327edcb05a6df21247e9ea1689d</text:span><text:span text:style-name="T4"><text:line-break/></text:span><text:span text:style-name="T4">prdped.php → https://gist.github.com/btorch/a5aa7752e95c638994c427c2b10e5822</text:span></text:p>
          </draw:text-box>
        </draw:frame>
        <draw:frame draw:style-name="gr97" draw:text-style-name="P15" draw:layer="layout" svg:width="4.31cm" svg:height="2.615cm" svg:x="4.51cm" svg:y="11.795cm">
          <draw:text-box>
            <text:p text:style-name="P14"><text:span text:style-name="T8">Depois que os pedidos entram no MySQL, o faturamento usa um</text:span></text:p>
            <text:p text:style-name="P14"><text:span text:style-name="T9">Gerenciador de Pedidos</text:span><text:span text:style-name="T8"> para importar eles para or ER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meta:creation-date>2009-11-04T14:08:07</meta:creation-date>
    <dc:date>2019-09-04T20:12:23</dc:date>
    <meta:editing-cycles>139</meta:editing-cycles>
    <meta:editing-duration>P5DT19H19M21S</meta:editing-duration>
    <dc:creator>J. Marcelo Martins</dc:creator>
    <meta:document-statistic meta:object-count="115"/>
    <meta:user-defined meta:name="Info 1"/>
    <meta:user-defined meta:name="Info 2"/>
    <meta:user-defined meta:name="Info 3"/>
    <meta:user-defined meta:name="Info 4"/>
  </office:meta>
</office:document-meta>
</file>